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98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80.67mm" svg:height="146mm" svg:x="69.5mm" svg:y="3.61mm">
            <draw:object draw:notify-on-update-of-ranges="Hoja1.B1:Hoja1.B1 Hoja1.B2:Hoja1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edicion (microsegundos)</text:p>
          </table:table-cell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21:03:00.8268137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17:12.333252221</meta:creation-date>
    <dc:date>2019-05-16T21:23:54.037349426</dc:date>
    <meta:editing-duration>PT9M19S</meta:editing-duration>
    <meta:editing-cycles>2</meta:editing-cycles>
    <meta:generator>LibreOffice/6.1.5.2$Linux_X86_64 LibreOffice_project/10$Build-2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068cm" svg:height="14.601cm" xlink:href=".." xlink:type="simple" chart:class="chart:line" chart:style-name="ch1">
        <chart:legend chart:legend-position="end" svg:x="22.702cm" svg:y="7.001cm" style:legend-expansion="high" chart:style-name="ch2"/>
        <chart:plot-area chart:style-name="ch3" table:cell-range-address="Hoja1.B1:Hoja1.B51" chart:data-source-has-labels="row" svg:x="0.561cm" svg:y="0.292cm" svg:width="21.58cm" svg:height="14.017cm">
          <chartooo:coordinate-region svg:x="1.368cm" svg:y="0.491cm" svg:width="20.586cm" svg:height="13.1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51" chart:label-cell-address="Hoja1.B1:Hoja1.B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cion (microsegundos)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Hoja1.B2:Hoja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